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paragraph-rsid="00098492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098492" style:language-complex="ur" style:country-complex="PK"/>
    </style:style>
    <style:style style:name="P3" style:family="paragraph" style:parent-style-name="Standard">
      <style:paragraph-properties fo:text-align="end" style:justify-single-word="false" style:writing-mode="rl-tb"/>
      <style:text-properties style:language-complex="ur" style:country-complex="PK"/>
    </style:style>
    <style:style style:name="P4" style:family="paragraph" style:parent-style-name="Standard">
      <style:paragraph-properties fo:text-align="end" style:justify-single-word="false" style:writing-mode="rl-tb"/>
    </style:style>
    <style:style style:name="T1" style:family="text">
      <style:text-properties style:language-complex="ur" style:country-complex="PK"/>
    </style:style>
    <style:style style:name="T2" style:family="text">
      <style:text-properties officeooo:rsid="00098492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اگر نہ ہوتیں جناب زینبؑ نہ ہوتا اللہ کا نام لیوا</text:span></text:p>
      <text:p text:style-name="P2">اگر نہ ہوتیں جناب زینبؑ نہ دین ہوتا نہ ہوتا کلمہ</text:p>
      <text:p text:style-name="P2"/>
      <text:p text:style-name="P2">اگر نہ ہوتیں جناب زینبؑ حُسینؑ کا کام تھا اَدُھورا</text:p>
      <text:p text:style-name="P2">اگر نہ ہوتیں جناب زینبؑ حُسینؑ کی کون تھی شریکہ</text:p>
      <text:p text:style-name="P2"/>
      <text:p text:style-name="P2">حُسینؑ کی ہے شریکہ زینبؑ نہیں ہے کوئی شریک اُن کا</text:p>
      <text:p text:style-name="P2">اگر نہ ہوتیں جناب زینبؑ تو کون عابدؑ کے ساتھ چلتا</text:p>
      <text:p text:style-name="P3"/>
      <text:p text:style-name="P2">یزید نے اپنے طور پر تو لیا تھا بَدر و اُحد کا بَدلہ</text:p>
      <text:p text:style-name="P2">اگر نہ ہوتیں جناب زینبؑ نہ بَجتا دینِ خدا کا ڈنکا</text:p>
      <text:p text:style-name="P2"/>
      <text:p text:style-name="P3">صحابیت کی نقاب چہرے پہ ڈالے رکھی تھی اہل شر نے</text:p>
      <text:p text:style-name="P2">اگر نہ ہوتیں جناب زینبؑ دکھائی دیتا نہ اصلی چہرہ</text:p>
      <text:p text:style-name="P2"/>
      <text:p text:style-name="P3">یزید اعلانیہ تھا کرتا شراب نوشی سیاہ کاری</text:p>
      <text:p text:style-name="P3">اگر نہ ہوتیں جناب زینبؑ تو کون دِکھالاتا حق کا رَستہ</text:p>
      <text:p text:style-name="P3"/>
      <text:p text:style-name="P3">یزید تھا بھانجہ نواسہ صلیبیوں کا تو اِس لئے بھی</text:p>
      <text:p text:style-name="P2">اگر نہ ہوتیں جناب زینبؑ تو ہوتا باطل کا دَور دَورہ</text:p>
      <text:p text:style-name="P2"/>
      <text:p text:style-name="P3">یزید تَکذیب کررہا تھا نزولِ وَحی اور رسولِؐ حق کی</text:p>
      <text:p text:style-name="P3">اگر نہ ہوتیں جناب زینبؑ تو کون حق کا لگاتا نَعرہ</text:p>
      <text:p text:style-name="P3"/>
      <text:p text:style-name="P3">تھے سارے حِرص و حَوس کے بندے<text:span text:style-name="T2">،</text:span> یا خوف اَور مصلحت کے مَارے</text:p>
      <text:p text:style-name="P3">اگر نہ ہوتیں جناب زینبؑ کہیں نہ ملتا خدا کا بندہ</text:p>
      <text:p text:style-name="P3"/>
      <text:p text:style-name="P3">تھے ساتھ ہوں تو امام دوراں بھی اور اہلِ حرم بھی لیکن</text:p>
      <text:p text:style-name="P3">اگر نہ ہوتیں جناب زینبؑ ، نہ ہوتی تسخیرِ شام و کوفہ</text:p>
      <text:p text:style-name="P3"/>
      <text:p text:style-name="P3">علیؑ کی بیٹی نے ہر قدم پر بیاں کیا مقصدِ شہادت</text:p>
      <text:p text:style-name="P3">اگر نہ ہوتیں جناب زینبؑ، تعارف<text:span text:style-name="T2">ِ</text:span> کربلا نہ ہوتا</text:p>
      <text:p text:style-name="P3"/>
      <text:p text:style-name="P3">تھی چونکہ تَشہیر اَور اسیری بھی شاہ کے امتحاں میں شامل</text:p>
      <text:p text:style-name="P3">اگر نہ ہوتیں جناب زینبؑ تو کیسے ہوتا یہ عہد پورا</text:p>
      <text:p text:style-name="P3"/>
      <text:p text:style-name="P3">بنو اُمیہ مِٹارہے تھے تمام آثارِ دین یَکسر</text:p>
      <text:p text:style-name="P3">اگر نہ ہوتیں جناب زینبؑ مُعاویت پر نقاب رہتا</text:p>
      <text:p text:style-name="P3"/>
      <text:p text:style-name="P3">قلم فروش و ضمیر مُردہ چلے تھے تاریخ مسخ کرنے</text:p>
      <text:p text:style-name="P3">اگر نہ ہوتیں جناب زینبؑ شریف کہلاتی نسلِ ہندہ</text:p>
      <text:p text:style-name="P3"/>
      <text:p text:style-name="P3">ہوا جو بعدِ شہادت اُن کے وہ ہوتا کرب و بلا سے پہلے</text:p>
      <text:p text:style-name="P3">اگر نہ ہوتیں جناب زینبؑ تباہ ہوتے مدینہ مکہ</text:p>
      <text:p text:style-name="P3"/>
      <text:p text:style-name="P3">یہ جتنے حافظ ہیں اور قاری ہیں سب پہ خُطبات اِن کے بھاری</text:p>
      <text:p text:style-name="P3">اگر نہ ہوتیں جناب زینبؑ نہ ہوتا قران پڑھنے والا</text:p>
      <text:p text:style-name="P3"/>
      <text:p text:style-name="P3">گِنائیں کیا کیا فضائل اِن کے یہ کہنا کافی ہے سبؔطِ جعفر</text:p>
      <text:p text:style-name="P4"><text:soft-page-break/><text:span text:style-name="T1">اگر نہ ہوتیں جناب زینبؑ نہ جانے کیا ہوتا کیا نہ ہوتا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7:10:24.922063600</meta:creation-date>
    <dc:date>2026-01-21T17:20:25.810690300</dc:date>
    <meta:editing-duration>PT10M1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34" meta:word-count="365" meta:character-count="1577" meta:non-whitespace-character-count="1246"/>
  </office:meta>
</office:document-meta>
</file>